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3828720C377D16AE66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12.894cm" draw:z-index="0"><draw:image xlink:href="Pictures/10000001000004C9000003828720C377D16AE664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2:52:24.046766008</meta:creation-date>
    <dc:date>2023-02-28T12:52:44.500102511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